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Tabulka1" style:family="table">
      <style:table-properties style:width="17cm" style:rel-width="100%" fo:margin-left="0cm" fo:margin-top="0cm" fo:margin-bottom="0cm" table:align="left" style:writing-mode="page"/>
    </style:style>
    <style:style style:name="Tabulka1.A" style:family="table-column">
      <style:table-column-properties style:column-width="5.292cm" style:rel-column-width="20401*"/>
    </style:style>
    <style:style style:name="Tabulka1.B" style:family="table-column">
      <style:table-column-properties style:column-width="11.709cm" style:rel-column-width="45133*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="0.097cm" fo:border-left="1.5pt solid #000000" fo:border-right="0.25pt solid #000000" fo:border-top="1.5pt solid #000000" fo:border-bottom="1.5pt solid #000000"/>
    </style:style>
    <style:style style:name="Tabulka1.B1" style:family="table-cell">
      <style:table-cell-properties fo:padding="0.097cm" fo:border-left="0.5pt solid #000000" fo:border-right="0.5pt solid #000000" fo:border-top="1.5pt solid #000000" fo:border-bottom="1.5pt solid #000000"/>
    </style:style>
    <style:style style:name="Tabulka1.A2" style:family="table-cell">
      <style:table-cell-properties fo:padding="0.097cm" fo:border-left="1.5pt solid #000000" fo:border-right="0.25pt solid #000000" fo:border-top="none" fo:border-bottom="1.5pt solid #000000"/>
    </style:style>
    <style:style style:name="Tabulka1.B2" style:family="table-cell">
      <style:table-cell-properties fo:padding="0.097cm" fo:border-left="0.5pt solid #000000" fo:border-right="0.5pt solid #000000" fo:border-top="none" fo:border-bottom="1.5pt solid #000000"/>
    </style:style>
    <style:style style:name="Tabulka2" style:family="table">
      <style:table-properties style:width="17cm" style:rel-width="100%" fo:margin-left="0cm" fo:margin-top="0cm" fo:margin-bottom="0cm" table:align="left" style:writing-mode="page"/>
    </style:style>
    <style:style style:name="Tabulka2.A" style:family="table-column">
      <style:table-column-properties style:column-width="8.5cm" style:rel-column-width="32767*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="0.097cm" fo:border-left="1.5pt solid #000000" fo:border-right="none" fo:border-top="1.5pt solid #000000" fo:border-bottom="1.5pt solid #000000"/>
    </style:style>
    <style:style style:name="Tabulka2.B1" style:family="table-cell">
      <style:table-cell-properties fo:padding="0.097cm" fo:border="1.5pt solid #000000"/>
    </style:style>
    <style:style style:name="Tabulka2.A2" style:family="table-cell">
      <style:table-cell-properties fo:padding="0.097cm" fo:border-left="1.5pt solid #000000" fo:border-right="none" fo:border-top="none" fo:border-bottom="1.5pt solid #000000"/>
    </style:style>
    <style:style style:name="Tabulka2.B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 fo:padding="0.049cm" fo:border="0.06pt solid #d9d9e3"/>
    </style:style>
    <style:style style:name="P3" style:family="paragraph" style:parent-style-name="Text_20_body">
      <style:paragraph-properties fo:text-align="start" style:justify-single-word="false" fo:padding="0.049cm" fo:border="0.06pt solid #d9d9e3"/>
      <style:text-properties officeooo:paragraph-rsid="001c4c6a"/>
    </style:style>
    <style:style style:name="P4" style:family="paragraph" style:parent-style-name="Text_20_body">
      <style:paragraph-properties fo:text-align="start" style:justify-single-word="false" fo:padding="0.049cm" fo:border="0.06pt solid #d9d9e3"/>
      <style:text-properties officeooo:paragraph-rsid="001cf363"/>
    </style:style>
    <style:style style:name="P5" style:family="paragraph" style:parent-style-name="Heading">
      <style:paragraph-properties fo:text-align="center" style:justify-single-word="false"/>
      <style:text-properties fo:font-size="16pt" officeooo:paragraph-rsid="001cf363" style:font-size-asian="16pt" style:font-size-complex="16pt"/>
    </style:style>
    <style:style style:name="P6" style:family="paragraph" style:parent-style-name="Plain_20_Text">
      <style:paragraph-properties fo:margin-top="0cm" fo:margin-bottom="0.212cm" style:contextual-spacing="false" fo:text-align="center" style:justify-single-word="false" style:writing-mode="lr-tb"/>
      <style:text-properties officeooo:paragraph-rsid="001cf363"/>
    </style:style>
    <style:style style:name="P7" style:family="paragraph" style:parent-style-name="Plain_20_Text">
      <style:paragraph-properties fo:margin-top="0cm" fo:margin-bottom="0.212cm" style:contextual-spacing="false" fo:text-align="justify" style:justify-single-word="false" style:writing-mode="lr-tb"/>
      <style:text-properties style:font-name="Open Sans" fo:font-size="18pt" fo:font-weight="bold" officeooo:paragraph-rsid="001cf363" style:font-size-asian="18pt" style:font-weight-asian="bold" style:font-name-complex="Open Sans1" style:font-size-complex="18pt"/>
    </style:style>
    <style:style style:name="P8" style:family="paragraph" style:parent-style-name="Plain_20_Text">
      <style:paragraph-properties fo:margin-top="0cm" fo:margin-bottom="0.212cm" style:contextual-spacing="false" fo:text-align="center" style:justify-single-word="false" style:writing-mode="lr-tb"/>
      <style:text-properties officeooo:paragraph-rsid="001cf363"/>
    </style:style>
    <style:style style:name="P9" style:family="paragraph" style:parent-style-name="Plain_20_Text">
      <style:paragraph-properties fo:margin-top="0cm" fo:margin-bottom="0.212cm" style:contextual-spacing="false" fo:text-align="center" style:justify-single-word="false" style:writing-mode="lr-tb"/>
      <style:text-properties fo:font-size="16pt" fo:language="cs" fo:country="CZ" fo:font-weight="bold" officeooo:rsid="001cf363" officeooo:paragraph-rsid="001cf363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justify" style:justify-single-word="false" fo:orphans="0" fo:widows="0" style:writing-mode="lr-tb"/>
      <style:text-properties officeooo:rsid="001cf363" officeooo:paragraph-rsid="001cf363"/>
    </style:style>
    <style:style style:name="P11" style:family="paragraph" style:parent-style-name="Table_20_Contents">
      <style:paragraph-properties fo:text-align="justify" style:justify-single-word="false" fo:orphans="0" fo:widows="0" style:writing-mode="lr-tb"/>
      <style:text-properties officeooo:paragraph-rsid="001cf363"/>
    </style:style>
    <style:style style:name="T1" style:family="text">
      <style:text-properties officeooo:rsid="001c4c6a"/>
    </style:style>
    <style:style style:name="T2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2pt" fo:language="cs" fo:country="CZ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language="cs" fo:country="CZ" style:font-size-asian="12pt" style:font-size-complex="12pt"/>
    </style:style>
    <style:style style:name="T5" style:family="text">
      <style:text-properties style:font-name="Calibri" fo:font-size="12pt" fo:language="cs" fo:country="CZ" officeooo:rsid="001cf363" style:font-size-asian="12pt" style:font-size-complex="12pt"/>
    </style:style>
    <style:style style:name="T6" style:family="text">
      <style:text-properties style:font-name="Calibri" fo:font-size="16pt" fo:language="cs" fo:country="CZ" fo:font-weight="bold" officeooo:rsid="001cf363" style:font-size-asian="16pt" style:font-weight-asian="bold" style:font-name-complex="Open Sans1" style:font-size-complex="16pt" style:font-weight-complex="bold"/>
    </style:style>
    <style:style style:name="T7" style:family="text">
      <style:text-properties fo:language="cs" fo:country="CZ"/>
    </style:style>
    <style:style style:name="T8" style:family="text">
      <style:text-properties fo:language="cs" fo:country="CZ" officeooo:rsid="001cf363"/>
    </style:style>
    <style:style style:name="T9" style:family="text">
      <style:text-properties officeooo:rsid="001cf363"/>
    </style:style>
    <style:style style:name="T10" style:family="text">
      <style:text-properties fo:language="en" fo:country="GB" officeooo:rsid="001cf363"/>
    </style:style>
    <style:style style:name="T11" style:family="text">
      <style:text-properties officeooo:rsid="001e4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kument specifikace požadavk<text:span text:style-name="T1">ů pro bankovní aplikaci</text:span></text:p>
      <text:p text:style-name="P6"/>
      <text:p text:style-name="P9">Vývojář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Jméno</text:span><text:span text:style-name="T3"/></text:p>
          </table:table-cell>
          <table:table-cell table:style-name="Tabulka1.B1" office:value-type="string">
            <text:p text:style-name="P10"><text:span text:style-name="T4">Horváth Marcel</text:span><text:span text:style-name="T4"/></text:p>
          </table:table-cell>
        </table:table-row>
        <table:table-row table:style-name="Tabulka1.1">
          <table:table-cell table:style-name="Tabulka1.A2" office:value-type="string">
            <text:p text:style-name="P11"><text:span text:style-name="T3">Datum zpracování</text:span><text:span text:style-name="T3"/></text:p>
          </table:table-cell>
          <table:table-cell table:style-name="Tabulka1.B2" office:value-type="string">
            <text:p text:style-name="P11"><text:span text:style-name="T5">21</text:span><text:span text:style-name="T4">.4.2023</text:span><text:span text:style-name="T4"/></text:p>
          </table:table-cell>
        </table:table-row>
      </table:table>
      <text:p text:style-name="P7"/>
      <text:p text:style-name="P6"><text:span text:style-name="T6">Projekt</text:span><text:span text:style-name="T7"> </text:span></text:p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P11"><text:span text:style-name="T4">Název projektu</text:span><text:span text:style-name="T4"/></text:p>
          </table:table-cell>
          <table:table-cell table:style-name="Tabulka2.B1" office:value-type="string">
            <text:p text:style-name="P10"><text:span text:style-name="T4">STIN-Bank</text:span><text:span text:style-name="T4"/></text:p>
          </table:table-cell>
        </table:table-row>
        <table:table-row table:style-name="Tabulka2.1">
          <table:table-cell table:style-name="Tabulka2.A2" office:value-type="string">
            <text:p text:style-name="P11"><text:span text:style-name="T4">Zákazník</text:span><text:span text:style-name="T4"/></text:p>
          </table:table-cell>
          <table:table-cell table:style-name="Tabulka2.B2" office:value-type="string">
            <text:p text:style-name="P11"><text:span text:style-name="T4">Ing. Roman Špánek, Ph.D.</text:span><text:span text:style-name="T4"/></text:p>
          </table:table-cell>
        </table:table-row>
        <table:table-row table:style-name="Tabulka2.1">
          <table:table-cell table:style-name="Tabulka2.A2" office:value-type="string">
            <text:p text:style-name="P11"><text:span text:style-name="T4">Popis </text:span><text:span text:style-name="T4"/></text:p>
          </table:table-cell>
          <table:table-cell table:style-name="Tabulka2.B2" office:value-type="string">
            <text:p text:style-name="P11"><text:span text:style-name="T4">Software implementující systém banky pro PC </text:span><text:span text:style-name="T5">a mobilní telefony</text:span><text:span text:style-name="T4"/></text:p>
          </table:table-cell>
        </table:table-row>
      </table:table>
      <text:p text:style-name="P5"/>
      <text:p text:style-name="P1">Cílem této specifikace požadavků je poskytnout přehled o technologiích, které budou použity pro vývoj bankovní aplikace, a popsat funkce, které bude aplikace nabízet. Aplikace bude navržena tak, aby byla snadno použitelná, moderní a bezpečná pro všechny uživatele. </text:p>
      <text:p text:style-name="P3">V backendové části aplikace bude použit Node.js, což je open-source prostředí pro běh JavaScriptu mimo webový prohlížeč. Díky tomu bude možné psát serverovou část aplikace v jazyce JavaScript a využít tak výhody tohoto jazyka pro tvorbu serverových aplikací. Kromě toho bude v backendové části využit některý<text:span text:style-name="T11">ch</text:span> z node <text:span text:style-name="T1">balíků</text:span>, které poskytují potřebné funkcionality pro tvorbu webových aplikací. </text:p>
      <text:p text:style-name="P3"><text:span text:style-name="T1">A</text:span>plikace bude postaven<text:span text:style-name="T1">a</text:span> na frameworku Express s použitím MySQL databáze. Pro komunikaci mezi backendem a frontendem bude použito REST API, která bude definovat jak jednoduše vytvořit, číst, aktualizovat nebo smazat informace ze serveru pomocí jednoduchých HTTP volání. </text:p>
      <text:p text:style-name="P2">Pro získávání aktuálních kurzů měn bude backend využívat node balíček cron, kter<text:span text:style-name="T9">ý</text:span> umožňuje spouštět každý den ve 14:30 úkol, který získá aktuální kurzovní lístek z České národní banky a uloží jej do databáze. Tímto způsobem bude aplikace vždy obsahovat aktuální kurzy měn, což je důležité pro uživatele, kteří převádějí peníze v různých měnách. </text:p>
      <text:p text:style-name="P3">Frontend aplikace bude postaven na <text:span text:style-name="T1">populárním </text:span>React frameworku <text:span text:style-name="T1">pro tvorbu interaktivních webových aplikací, <text:s/>P</text:span>ro stylování bude použita Bulma. kter<text:span text:style-name="T1">á</text:span> je navržen<text:span text:style-name="T1">á</text:span> tak, aby byl<text:span text:style-name="T1">a</text:span> snadno použiteln<text:span text:style-name="T1">á</text:span> a responzivní na všech zařízeních.</text:p>
      <text:p text:style-name="P3">Pro ověřování uživatelů bude použito JWT (JSON Web Token), které se používají pro ověření identity a autorizaci uživatele. Kromě běžného hesla musí uživatel zadat <text:span text:style-name="T9">6ti-ciferný</text:span> kód, který dostane na svůj <text:span text:style-name="T9">email</text:span>. Tímto způsobem se zvyšuje bezpečnost uživatelského účtu a snižuje se riziko zneužití. </text:p>
      <text:p text:style-name="P4">Po přihlášení budou uživatelé moci zobrazovat informace o svých účtech, vkládat/<text:span text:style-name="T9">vybírat peníze a </text:span><text:span text:style-name="T1"><text:s/>posílat peníze na jiné účty</text:span>. <text:s/><text:span text:style-name="T9">Aplikace také nabídne vklad v různých měnách. </text:span>Při převodu peněz <text:soft-page-break/>mezi účty v různých měnách bude aplikace automaticky přepočítávat kurz. Každá transakce bude uložena do historie, kterou si bude moct uživatel prohlídnout. Pro lepší vizualizaci bude historie transakcí zobrazena v tabulce. <text:span text:style-name="T9">Podle časové náročnosti, </text:span>také v grafu, který umožní uživatelům lepší orientaci v jejich aktivitách. <text:span text:style-name="T9">Uživatel bude mít také přístup k nastavení svých měnových účtů, kde si bude moct vybrat z několika operací jako: </text:span><text:span text:style-name="T10">p</text:span><text:span text:style-name="T8">řidat, odebrat a nastavit výchozí měnu.</text:span></text:p>
      <text:p text:style-name="P2">Aplikace bude responzivní a bude plně funkční na všech zařízeních, včetně mobilních telefonů a tabletů. Uživatelé budou moci používat aplikaci kdykoliv a kdekoli, aby měli přehled o svých finančních transakcích </text:p>
      <text:p text:style-name="P2">Tato specifikace požadavků poskytuje přehled o technologiích, které budou použity pro vývoj bankovní aplikace a popisuje hlavní funkce, které bude aplikace nabíz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lain_20_Text" style:display-name="Plain Text" style:family="paragraph" style:parent-style-name="Standard">
      <style:paragraph-properties fo:margin-top="0cm" fo:margin-bottom="0cm" style:contextual-spacing="false" fo:line-height="100%"/>
      <style:text-properties style:font-name="Calibri" fo:font-family="Calibri" style:font-family-generic="roman" style:font-pitch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19:51:02.659000000</meta:creation-date>
    <dc:date>2023-04-22T17:13:45.011000000</dc:date>
    <meta:editing-duration>PT1H16M4S</meta:editing-duration>
    <meta:editing-cycles>3</meta:editing-cycles>
    <meta:generator>LibreOffice/7.5.1.2$Windows_X86_64 LibreOffice_project/fcbaee479e84c6cd81291587d2ee68cba099e129</meta:generator>
    <meta:document-statistic meta:table-count="2" meta:image-count="0" meta:object-count="0" meta:page-count="2" meta:paragraph-count="22" meta:word-count="440" meta:character-count="3073" meta:non-whitespace-character-count="2644"/>
  </office:meta>
</office:document-meta>
</file>